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808080" fo:font-weight="bold" officeooo:rsid="00068ab8" officeooo:paragraph-rsid="00068ab8" style:font-weight-asian="bold" style:font-weight-complex="bold"/>
    </style:style>
    <style:style style:name="P2" style:family="paragraph" style:parent-style-name="Standard">
      <style:text-properties fo:color="#808080" fo:font-weight="bold" officeooo:rsid="0006badc" officeooo:paragraph-rsid="0006badc" style:font-weight-asian="bold" style:font-weight-complex="bold"/>
    </style:style>
    <style:style style:name="P3" style:family="paragraph" style:parent-style-name="Standard">
      <style:text-properties fo:color="#00ccff" fo:font-weight="bold" officeooo:rsid="00089fa6" officeooo:paragraph-rsid="0006badc" style:font-weight-asian="bold" style:font-weight-complex="bold"/>
    </style:style>
    <style:style style:name="P4" style:family="paragraph" style:parent-style-name="Standard">
      <style:text-properties fo:color="#00ccff" fo:font-weight="bold" officeooo:rsid="00089fa6" officeooo:paragraph-rsid="00089fa6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ccff" officeooo:rsid="0006ba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ONEY 2005 <text:span text:style-name="T3">JACQUET 2012</text:span></text:p>
      <text:p text:style-name="P1"/>
      <text:p text:style-name="P1">Rampant anti-semitism brought Jewish Question into public sphere ←potential explanation for why anti-semitism did not reach level of severity as in Germany</text:p>
      <text:p text:style-name="P1"/>
      <text:p text:style-name="P1"><text:span text:style-name="T2"/></text:p>
      <text:p text:style-name="P1">- 2 years later – Capt Georges Picquart of French General Staff intercepted &amp; examined a doc intended for Count Major Ferdinand Esterhazy – Esterhazy real traitor</text:p>
      <text:p text:style-name="P1">- Major Hubert Henry fabricated a letter supposedly from Italian military to German military</text:p>
      <text:p text:style-name="P1">- Capt Picquart sent to post in Tunisia</text:p>
      <text:p text:style-name="P1"/>
      <text:p text:style-name="P2">Emile Zola shifted the focus of the affair when on January 10, 1898, L’Aurore</text:p>
      <text:p text:style-name="P2">newspaper published his open letter entitled: ”J’accuse.” Zola’s article spurred anti-Dreyfus</text:p>
      <text:p text:style-name="P2">demonstrations throughout France. The tide turned on August 30, 1898, when Major</text:p>
      <text:p text:style-name="P2">Henry acknowledged that he forged the second incriminating document. Days later many</text:p>
      <text:p text:style-name="P2">newspapers demanded an official re­view of the case. After the court heard Dreyfus’ case</text:p>
      <text:p text:style-name="P2">again, his conviction was annulled, and he left Devil’s Island the following day. With one</text:p>
      <text:p text:style-name="P2">last desperate attempt in September 1899, the military court found Dreyfus guilty due to</text:p>
      <text:p text:style-name="P2">extenuating circumstances and he was sentenced to ten years in prison. Dreyfus appealed to</text:p>
      <text:p text:style-name="P2">President of the Republic, Emile Loubet, who forthright issued a par­don and freed Dreyfus</text:p>
      <text:p text:style-name="P2">in 1906.</text:p>
      <text:p text:style-name="P2"/>
      <text:p text:style-name="P2">This series of events creaated two polarized factions in France: Dreyfusards &amp; anti-Dreyfusards</text:p>
      <text:p text:style-name="P2"/>
      <text:p text:style-name="P2">Riots in 30 towns – 1898 – shift from holding antisemitic opinions to smashing shop windows, rioting, etc</text:p>
      <text:p text:style-name="P2"/>
      <text:p text:style-name="P2">pro-semitic ideologies propogated via the press, helped quash antisemitic ideas</text:p>
      <text:p text:style-name="P3"/>
      <text:p text:style-name="P4"/>
      <text:p text:style-name="P4">In 1903 after his rehabilitation, Dreyfus sent a letter</text:p>
      <text:p text:style-name="P4">to the “Garde des Sceaux” demanding a revision of his trial. Finally in 1906, the court</text:p>
      <text:p text:style-name="P4">recognized Dreyfus’s innocence and the false accusation that had been made against</text:p>
      <text:p text:style-name="P4">him. It was recognized that Esterhazy was culpable, but he was not put on trial, and</text:p>
      <text:p text:style-name="P4">neither were the ones who participated in the conspiracy.</text:p>
      <text:p text:style-name="P4"/>
      <text:p text:style-name="P4"/>
      <text:p text:style-name="P4">Anti-Semitism only seriously escalated in the last quarter of the 19 th century by</text:p>
      <text:p text:style-name="P4">reason of the harsh new economic and social reforms the government was carrying</text:p>
      <text:p text:style-name="P4">out. This new restructuring imposed many changes in the life of common citizens, and</text:p>
      <text:p text:style-name="P4">subsequently triggered widespread anxiety, fear and anger. These feelings incited the</text:p>
      <text:p text:style-name="P4">citizens in searching for a reason their lives had suddenly become so difficult, they felt</text:p>
      <text:p text:style-name="P4">that someone or a group of people were behind their misery. But what most did not</text:p>
      <text:p text:style-name="P4">understand was that the government caused their despair. It had prioritized</text:p>
      <text:p text:style-name="P4">technological and industrial progress over more favourable conditions of life, and had</text:p>
      <text:p text:style-name="P4">allowed the exploitation of workers in the name of industrial progress.</text:p>
      <text:p text:style-name="P4"/>
      <text:p text:style-name="P4">hile the anti-Dreyfusard and anti-Semitic newspapers (who</text:p>
      <text:p text:style-name="P4">represented the majority of the press, such as La Libre Parole, L’anti Sémite, La Croix,</text:p>
      <text:p text:style-name="P4"><text:soft-page-break/>Le Pèlerin, L’antijuif, Le Petit Journal) continuously incriminated Dreyfus, fewer</text:p>
      <text:p text:style-name="P4">Dreyfusard newspapers (such as L’Aurore, Le Siècle) frantically defend “the martyr of</text:p>
      <text:p text:style-name="P4">the century.”9 The press was used as a weapon by both sides, the right used it to</text:p>
      <text:p text:style-name="P4">fanaticize the anti-Semitic masses, while the left cunningly manoeuvred its articles to</text:p>
      <text:p text:style-name="P4">denounce the conspiracy the army was carrying o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8:26:59.900709206</meta:creation-date>
    <dc:date>2017-10-15T11:18:30.315127862</dc:date>
    <meta:editing-duration>PT3H55M4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39" meta:word-count="494" meta:character-count="3194" meta:non-whitespace-character-count="2708"/>
  </office:meta>
</office:document-meta>
</file>